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Rcs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phi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sL</text:p>
          </table:table-cell>
          <table:table-cell office:value-type="string" calcext:value-type="string">
            <text:p>RpL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phiL</text:p>
          </table:table-cell>
        </table:table-row>
        <table:table-row table:style-name="ro1">
          <table:table-cell office:value-type="string" calcext:value-type="string">
            <text:p>995.97nF</text:p>
          </table:table-cell>
          <table:table-cell office:value-type="float" office:value="4.7278" calcext:value-type="float">
            <text:p>4.7278</text:p>
          </table:table-cell>
          <table:table-cell office:value-type="string" calcext:value-type="string">
            <text:p>213.42mohm</text:p>
          </table:table-cell>
          <table:table-cell table:formula="of:=1/[.F2]" office:value-type="float" office:value="153.374233128834" calcext:value-type="float">
            <text:p>153.374233128834</text:p>
          </table:table-cell>
          <table:table-cell office:value-type="float" office:value="89.624" calcext:value-type="float">
            <text:p>89.624</text:p>
          </table:table-cell>
          <table:table-cell office:value-type="float" office:value="0.00652" calcext:value-type="float">
            <text:p>0.00652</text:p>
          </table:table-cell>
          <table:table-cell office:value-type="string" calcext:value-type="string">
            <text:p>1.0263mH</text:p>
          </table:table-cell>
          <table:table-cell office:value-type="string" calcext:value-type="string">
            <text:p>1.0466ohm</text:p>
          </table:table-cell>
          <table:table-cell office:value-type="float" office:value="994.19" calcext:value-type="float">
            <text:p>994.19</text:p>
          </table:table-cell>
          <table:table-cell office:value-type="float" office:value="30.838" calcext:value-type="float">
            <text:p>30.838</text:p>
          </table:table-cell>
          <table:table-cell office:value-type="float" office:value="88.14" calcext:value-type="float">
            <text:p>88.14</text:p>
          </table:table-cell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SK</text:p>
          </table:table-cell>
          <table:table-cell/>
          <table:table-cell office:value-type="string" calcext:value-type="string">
            <text:p>3.5:</text:p>
          </table:table-cell>
          <table:table-cell office:value-type="string" calcext:value-type="string">
            <text:p>5ohm</text:p>
          </table:table-cell>
          <table:table-cell office:value-type="string" calcext:value-type="string">
            <text:p>10oh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onstant:</text:p>
          </table:table-cell>
          <table:table-cell office:value-type="string" calcext:value-type="string">
            <text:p>1ma</text:p>
          </table:table-cell>
          <table:table-cell/>
          <table:table-cell office:value-type="string" calcext:value-type="string">
            <text:p>spannung eisntellen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t widerstand</text:p>
          </table:table-cell>
          <table:table-cell table:number-columns-repeated="2"/>
          <table:table-cell office:value-type="string" calcext:value-type="string">
            <text:p>100m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2:33:57.831629627</meta:creation-date>
    <meta:generator>LibreOffice/6.2.3.2$Linux_X86_64 LibreOffice_project/20$Build-2</meta:generator>
    <dc:date>2019-06-11T12:54:54.218883431</dc:date>
    <meta:editing-duration>PT10M6S</meta:editing-duration>
    <meta:editing-cycles>7</meta:editing-cycles>
    <meta:document-statistic meta:table-count="1" meta:cell-count="31" meta:object-count="0"/>
  </office:meta>
</office:document-meta>
</file>